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578cm" table:align="left"/>
    </style:style>
    <style:style style:name="Table1.A" style:family="table-column">
      <style:table-column-properties style:column-width="2.752cm"/>
    </style:style>
    <style:style style:name="Table1.B" style:family="table-column">
      <style:table-column-properties style:column-width="2.99cm"/>
    </style:style>
    <style:style style:name="Table1.C" style:family="table-column">
      <style:table-column-properties style:column-width="3.8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853cm" table:align="left"/>
    </style:style>
    <style:style style:name="Table2.A" style:family="table-column">
      <style:table-column-properties style:column-width="7.382cm"/>
    </style:style>
    <style:style style:name="Table2.B" style:family="table-column">
      <style:table-column-properties style:column-width="4.47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Standard">
      <style:paragraph-properties fo:text-align="justify" style:justify-single-word="false"/>
      <style:text-properties officeooo:rsid="00349620" officeooo:paragraph-rsid="00349620"/>
    </style:style>
    <style:style style:name="P21" style:family="paragraph" style:parent-style-name="Standard">
      <style:text-properties officeooo:rsid="00349620" officeooo:paragraph-rsid="00349620"/>
    </style:style>
    <style:style style:name="P22" style:family="paragraph" style:parent-style-name="Standard">
      <style:text-properties officeooo:rsid="00382fe1" officeooo:paragraph-rsid="00382fe1"/>
    </style:style>
    <style:style style:name="P23" style:family="paragraph" style:parent-style-name="Standard">
      <style:text-properties fo:font-weight="bold" officeooo:rsid="00382fe1" officeooo:paragraph-rsid="00382fe1" style:font-weight-asian="bold" style:font-weight-complex="bold"/>
    </style:style>
    <style:style style:name="P24" style:family="paragraph" style:parent-style-name="Standard">
      <style:paragraph-properties fo:text-align="justify" style:justify-single-word="false"/>
      <style:text-properties officeooo:rsid="001845ef"/>
    </style:style>
    <style:style style:name="P25" style:family="paragraph" style:parent-style-name="Standard">
      <style:text-properties officeooo:rsid="00391ef6" officeooo:paragraph-rsid="00391ef6"/>
    </style:style>
    <style:style style:name="P26" style:family="paragraph" style:parent-style-name="Standard">
      <style:text-properties officeooo:rsid="00395143" officeooo:paragraph-rsid="00395143"/>
    </style:style>
    <style:style style:name="P27" style:family="paragraph" style:parent-style-name="Table_20_Contents">
      <style:text-properties fo:font-weight="bold" officeooo:rsid="00349620" officeooo:paragraph-rsid="00349620" style:font-weight-asian="bold" style:font-weight-complex="bold"/>
    </style:style>
    <style:style style:name="P28" style:family="paragraph" style:parent-style-name="Table_20_Heading">
      <style:paragraph-properties fo:text-align="start" style:justify-single-word="false"/>
      <style:text-properties officeooo:rsid="00349620" officeooo:paragraph-rsid="00349620"/>
    </style:style>
    <style:style style:name="P29" style:family="paragraph" style:parent-style-name="Standard" style:list-style-name="List_20_1">
      <style:text-properties officeooo:rsid="00382fe1" officeooo:paragraph-rsid="00382fe1"/>
    </style:style>
    <style:style style:name="P30" style:family="paragraph" style:parent-style-name="Standard">
      <style:text-properties officeooo:rsid="00382fe1" officeooo:paragraph-rsid="00382fe1"/>
    </style:style>
    <style:style style:name="P31" style:family="paragraph" style:parent-style-name="Standard">
      <style:text-properties officeooo:rsid="0038520e" officeooo:paragraph-rsid="00382fe1"/>
    </style:style>
    <style:style style:name="P32" style:family="paragraph" style:parent-style-name="Standard" style:list-style-name="List_20_1">
      <style:text-properties officeooo:rsid="00391ef6" officeooo:paragraph-rsid="00391ef6"/>
    </style:style>
    <style:style style:name="P33" style:family="paragraph" style:parent-style-name="Standard" style:list-style-name="List_20_1">
      <style:paragraph-properties fo:text-align="start" style:justify-single-word="false"/>
      <style:text-properties officeooo:rsid="00391ef6" officeooo:paragraph-rsid="00391ef6"/>
    </style:style>
    <style:style style:name="P34" style:family="paragraph" style:parent-style-name="Standard" style:list-style-name="List_20_1">
      <style:text-properties officeooo:rsid="00395143" officeooo:paragraph-rsid="00395143"/>
    </style:style>
    <style:style style:name="P35" style:family="paragraph" style:parent-style-name="Heading_20_2">
      <style:text-properties officeooo:rsid="003282e8"/>
    </style:style>
    <style:style style:name="P36" style:family="paragraph" style:parent-style-name="Heading_20_2">
      <style:paragraph-properties fo:break-before="page"/>
    </style:style>
    <style:style style:name="P37" style:family="paragraph" style:parent-style-name="Heading_20_1" style:master-page-name="Standard">
      <style:paragraph-properties style:page-number="auto"/>
      <style:text-properties officeooo:rsid="003282e8" officeooo:paragraph-rsid="003282e8"/>
    </style:style>
    <style:style style:name="P38" style:family="paragraph" style:parent-style-name="Heading_20_3">
      <style:text-properties officeooo:rsid="00349620"/>
    </style:style>
    <style:style style:name="P39" style:family="paragraph" style:parent-style-name="Heading_20_3">
      <style:text-properties officeooo:rsid="00382fe1"/>
    </style:style>
    <style:style style:name="P40" style:family="paragraph" style:parent-style-name="Heading_20_3">
      <style:text-properties officeooo:rsid="0038520e"/>
    </style:style>
    <style:style style:name="P41" style:family="paragraph" style:parent-style-name="Heading_20_3">
      <style:text-properties officeooo:rsid="00391ef6" officeooo:paragraph-rsid="00391ef6"/>
    </style:style>
    <style:style style:name="P42" style:family="paragraph" style:parent-style-name="Heading_20_3">
      <style:text-properties officeooo:rsid="0014f253"/>
    </style:style>
    <style:style style:name="P43" style:family="paragraph" style:parent-style-name="Heading_20_3">
      <style:paragraph-properties fo:break-before="page"/>
      <style:text-properties officeooo:rsid="00382fe1"/>
    </style:style>
    <style:style style:name="P44" style:family="paragraph" style:parent-style-name="Heading_20_4">
      <style:text-properties officeooo:rsid="0014f987"/>
    </style:style>
    <style:style style:name="P45" style:family="paragraph" style:parent-style-name="Heading_20_4">
      <style:paragraph-properties fo:break-before="page"/>
      <style:text-properties officeooo:rsid="0014f987"/>
    </style:style>
    <style:style style:name="T1" style:family="text">
      <style:text-properties officeooo:rsid="000de964"/>
    </style:style>
    <style:style style:name="T2" style:family="text">
      <style:text-properties officeooo:rsid="000f5c57"/>
    </style:style>
    <style:style style:name="T3" style:family="text">
      <style:text-properties officeooo:rsid="00131f4f"/>
    </style:style>
    <style:style style:name="T4" style:family="text">
      <style:text-properties officeooo:rsid="0014f253"/>
    </style:style>
    <style:style style:name="T5" style:family="text">
      <style:text-properties officeooo:rsid="00177736"/>
    </style:style>
    <style:style style:name="T6" style:family="text">
      <style:text-properties officeooo:rsid="001845ef"/>
    </style:style>
    <style:style style:name="T7" style:family="text">
      <style:text-properties officeooo:rsid="001a268c"/>
    </style:style>
    <style:style style:name="T8" style:family="text">
      <style:text-properties officeooo:rsid="001a8a0d"/>
    </style:style>
    <style:style style:name="T9" style:family="text">
      <style:text-properties officeooo:rsid="001c0014"/>
    </style:style>
    <style:style style:name="T10" style:family="text">
      <style:text-properties officeooo:rsid="001d8f6e"/>
    </style:style>
    <style:style style:name="T11" style:family="text">
      <style:text-properties officeooo:rsid="001f0315"/>
    </style:style>
    <style:style style:name="T12" style:family="text">
      <style:text-properties officeooo:rsid="00265ba1"/>
    </style:style>
    <style:style style:name="T13" style:family="text">
      <style:text-properties officeooo:rsid="00266c70"/>
    </style:style>
    <style:style style:name="T14" style:family="text">
      <style:text-properties officeooo:rsid="00277ab6"/>
    </style:style>
    <style:style style:name="T15" style:family="text">
      <style:text-properties officeooo:rsid="00395143"/>
    </style:style>
    <style:style style:name="T16" style:family="text">
      <style:text-properties officeooo:rsid="003daf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92096461489955920" text:style-name="Outline">
        <text:list-item>
          <text:h text:style-name="P37" text:outline-level="1">Changes from previous versions</text:h>
          <text:list>
            <text:list-item>
              <text:h text:style-name="P35" text:outline-level="2">Changes in JPPF 5.0</text:h>
              <text:list>
                <text:list-item>
                  <text:h text:style-name="P38" text:outline-level="3">New packaging</text:h>
                </text:list-item>
              </text:list>
            </text:list-item>
          </text:list>
        </text:list-item>
      </text:list>
      <text:p text:style-name="P20">Version 5.0 introduces a more consistent packaging and distribution of the JPPF libraries. The following table compares the JPPF libraries present in each component distribution between versions 5.0 and <text:span text:style-name="T16">4</text:span>.0:</text:p>
      <text:p text:style-name="P2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Distribution</text:p>
            </table:table-cell>
            <table:table-cell table:style-name="Table1.A1" office:value-type="string">
              <text:p text:style-name="P28">Jars in 5.0</text:p>
            </table:table-cell>
            <table:table-cell table:style-name="Table1.C1" office:value-type="string">
              <text:p text:style-name="P28">Jars in 4.0</text:p>
            </table:table-cell>
          </table:table-row>
        </table:table-header-rows>
        <table:table-row>
          <table:table-cell table:style-name="Table1.A2" office:value-type="string">
            <text:p text:style-name="P27">Node</text:p>
          </table:table-cell>
          <table:table-cell table:style-name="Table1.A2" office:value-type="string">
            <text:p text:style-name="P21">jppf-common.jar<text:line-break/>jppf-node.jar</text:p>
          </table:table-cell>
          <table:table-cell table:style-name="Table1.C2" office:value-type="string">
            <text:p text:style-name="P21">jppf-common-node.jar</text:p>
          </table:table-cell>
        </table:table-row>
        <table:table-row>
          <table:table-cell table:style-name="Table1.A2" office:value-type="string">
            <text:p text:style-name="P27">Server</text:p>
          </table:table-cell>
          <table:table-cell table:style-name="Table1.A2" office:value-type="string">
            <text:p text:style-name="P21">jppf-common.jar<text:line-break/>jppf-node.jar<text:line-break/>jppf-server.jar</text:p>
          </table:table-cell>
          <table:table-cell table:style-name="Table1.C2" office:value-type="string">
            <text:p text:style-name="P21">jppf-common-node.jar<text:line-break/>jppf-common.jar<text:line-break/>jppf-server.jar</text:p>
          </table:table-cell>
        </table:table-row>
        <table:table-row>
          <table:table-cell table:style-name="Table1.A2" office:value-type="string">
            <text:p text:style-name="P27">Client</text:p>
          </table:table-cell>
          <table:table-cell table:style-name="Table1.A2" office:value-type="string">
            <text:p text:style-name="P21">jppf-common.jar<text:line-break/>jppf-client.jar</text:p>
          </table:table-cell>
          <table:table-cell table:style-name="Table1.C2" office:value-type="string">
            <text:p text:style-name="P21">jppf-common-node.jar<text:line-break/>jppf-common.jar<text:line-break/>jppf-client.jar</text:p>
          </table:table-cell>
        </table:table-row>
        <table:table-row>
          <table:table-cell table:style-name="Table1.A2" office:value-type="string">
            <text:p text:style-name="P27">Administration console</text:p>
          </table:table-cell>
          <table:table-cell table:style-name="Table1.A2" office:value-type="string">
            <text:p text:style-name="P21">jppf-common.jar<text:line-break/>jppf-client.jar<text:line-break/>jppf-admin.jar</text:p>
          </table:table-cell>
          <table:table-cell table:style-name="Table1.C2" office:value-type="string">
            <text:p text:style-name="P21">jppf-common-node.jar<text:line-break/>jppf-common.jar<text:line-break/>jppf-client.jar<text:line-break/>jppf-admin.jar</text:p>
          </table:table-cell>
        </table:table-row>
      </table:table>
      <text:list xml:id="list224024663172617" text:continue-numbering="true" text:style-name="Outline">
        <text:list-item>
          <text:list>
            <text:list-item>
              <text:list>
                <text:list-item>
                  <text:h text:style-name="P39" text:outline-level="3">Location API classes:</text:h>
                </text:list-item>
              </text:list>
            </text:list-item>
          </text:list>
        </text:list-item>
      </text:list>
      <text:p text:style-name="P22">The following classes were moved from the package org.jppf.node.protocol to the package org.jppf.location:</text:p>
      <text:p text:style-name="P22"/>
      <text:list xml:id="list1741378384634288455" text:style-name="List_20_1">
        <text:list-item>
          <text:p text:style-name="P29">AbstractLocation</text:p>
        </text:list-item>
        <text:list-item>
          <text:p text:style-name="P29">FileLocation</text:p>
        </text:list-item>
        <text:list-item>
          <text:p text:style-name="P29">Location</text:p>
        </text:list-item>
        <text:list-item>
          <text:p text:style-name="P29">LocationEvent</text:p>
        </text:list-item>
        <text:list-item>
          <text:p text:style-name="P29">LocationEventListener</text:p>
        </text:list-item>
        <text:list-item>
          <text:p text:style-name="P29">MemoryLocation</text:p>
        </text:list-item>
        <text:list-item>
          <text:p text:style-name="P29">URLLocation</text:p>
        </text:list-item>
      </text:list>
      <text:p text:style-name="P22"/>
      <text:list xml:id="list224024665179631" text:continue-list="list224024663172617" text:style-name="Outline">
        <text:list-item>
          <text:list>
            <text:list-item>
              <text:list>
                <text:list-item>
                  <text:h text:style-name="P39" text:outline-level="3">Load-balancer classes</text:h>
                </text:list-item>
              </text:list>
            </text:list-item>
          </text:list>
        </text:list-item>
      </text:list>
      <text:p text:style-name="P22">The classes which were in the package org.jppf.server.schedule.bundle and its subpackages were moved to the org.jppf.load.balancer package and subpackages:</text:p>
      <text:p text:style-name="P22"/>
      <table:table table:name="Table2" table:style-name="Table2">
        <table:table-column table:style-name="Table2.A"/>
        <table:table-column table:style-name="Table2.B"/>
        <table:table-header-rows>
          <table:table-row>
            <table:table-cell table:style-name="Table2.A1" office:value-type="string">
              <text:p text:style-name="P23">v4.0 packages</text:p>
            </table:table-cell>
            <table:table-cell table:style-name="Table2.B1" office:value-type="string">
              <text:p text:style-name="P23">Moved to in v5.0</text:p>
            </table:table-cell>
          </table:table-row>
        </table:table-header-rows>
        <table:table-row>
          <table:table-cell table:style-name="Table2.A2" office:value-type="string">
            <text:p text:style-name="P22">org.jppf.server.scheduler.bundle</text:p>
          </table:table-cell>
          <table:table-cell table:style-name="Table2.B2" office:value-type="string">
            <text:p text:style-name="P22">org.jppf.load.balancer</text:p>
          </table:table-cell>
        </table:table-row>
        <table:table-row>
          <table:table-cell table:style-name="Table2.A2" office:value-type="string">
            <text:p text:style-name="P22">org.jppf.server.scheduler.bundle.autotuned<text:line-break/>org.jppf.server.scheduler.bundle.fixedsize<text:line-break/>org.jppf.server.scheduler.bundle.impl<text:line-break/>org.jppf.server.scheduler.bundle.nodethreads<text:line-break/>org.jppf.server.scheduler.bundle.proportional</text:p>
            <text:p text:style-name="P22">org.jppf.server.scheduler.bundle.rl</text:p>
          </table:table-cell>
          <table:table-cell table:style-name="Table2.B2" office:value-type="string">
            <text:p text:style-name="P22">org.jppf.load.balancer.impl</text:p>
          </table:table-cell>
        </table:table-row>
        <table:table-row>
          <table:table-cell table:style-name="Table2.A2" office:value-type="string">
            <text:p text:style-name="P22">org.jppf.server.scheduler.bundle.providers<text:line-break/>org.jppf.server.scheduler.bundle.spi</text:p>
          </table:table-cell>
          <table:table-cell table:style-name="Table2.B2" office:value-type="string">
            <text:p text:style-name="P22">org.jppf.load.balancer.spi</text:p>
          </table:table-cell>
        </table:table-row>
      </table:table>
      <text:p text:style-name="P22"/>
      <text:p text:style-name="P22">Accordingly, the service definition file META-INF/services/org.jppf.server.schedule.bundle.spi.JPPFBundlerProvider was moved to META-INF/services/org.jppf.load.balancer.spi.JPPFBundlerProvider</text:p>
      <text:p text:style-name="P22"/>
      <text:list xml:id="list224024667179871" text:continue-numbering="true" text:style-name="Outline">
        <text:list-item>
          <text:list>
            <text:list-item>
              <text:list>
                <text:list-item>
                  <text:h text:style-name="P43" text:outline-level="3">Package org.jppf.server.protocol</text:h>
                </text:list-item>
              </text:list>
            </text:list-item>
          </text:list>
        </text:list-item>
      </text:list>
      <text:p text:style-name="P22">The following classes were moved to the package org.jppf.node.protocol:</text:p>
      <text:p text:style-name="P22"/>
      <text:list xml:id="list224024667164825" text:continue-list="list1741378384634288455" text:style-name="List_20_1">
        <text:list-item>
          <text:p text:style-name="P29">JPPFTask</text:p>
        </text:list-item>
        <text:list-item>
          <text:p text:style-name="P29">JPPFRunnable</text:p>
        </text:list-item>
        <text:list-item>
          <text:p text:style-name="P29">CommandLineTask</text:p>
        </text:list-item>
        <text:list-item>
          <text:p text:style-name="P29">ClassPathElementImpl</text:p>
        </text:list-item>
      </text:list>
      <text:list xml:id="list224024667153529" text:continue-list="list224024667179871" text:style-name="Outline">
        <text:list-item>
          <text:list>
            <text:list-item>
              <text:list>
                <text:list-item>
                  <text:h text:style-name="P40" text:outline-level="3">Package org.jppf.task.storage</text:h>
                </text:list-item>
              </text:list>
            </text:list-item>
          </text:list>
        </text:list-item>
      </text:list>
      <text:p text:style-name="P31">The following classes were moved to the package org.jppf.node.protocol:</text:p>
      <text:list xml:id="list224024668179806" text:continue-list="list224024667164825" text:style-name="List_20_1">
        <text:list-item>
          <text:p text:style-name="P29">DataProvider</text:p>
        </text:list-item>
        <text:list-item>
          <text:p text:style-name="P29">MemoryMapDataProvider</text:p>
        </text:list-item>
      </text:list>
      <text:list xml:id="list224024668179409" text:continue-list="list224024667153529" text:style-name="Outline">
        <text:list-item>
          <text:list>
            <text:list-item>
              <text:list>
                <text:list-item>
                  <text:h text:style-name="Heading_20_3" text:outline-level="3">Package org.jppf.client</text:h>
                </text:list-item>
              </text:list>
            </text:list-item>
          </text:list>
        </text:list-item>
      </text:list>
      <text:p text:style-name="P25">class JPPFJob: the method <text:span text:style-name="Code_20_char">getStatus()</text:span> now returns an org.jppf.client.JobStatus enum value</text:p>
      <text:list xml:id="list224024668155329" text:continue-numbering="true" text:style-name="Outline">
        <text:list-item>
          <text:list>
            <text:list-item>
              <text:list>
                <text:list-item>
                  <text:h text:style-name="Heading_20_3" text:outline-level="3">Package org.jppf.client.submission</text:h>
                </text:list-item>
              </text:list>
            </text:list-item>
          </text:list>
        </text:list-item>
      </text:list>
      <text:p text:style-name="P25">This package has been removed.</text:p>
      <text:p text:style-name="P25">The class SubmissionStatus was moved and renamed as org.jppf.client.JobStatus</text:p>
      <text:list xml:id="list224024669181191" text:continue-numbering="true" text:style-name="Outline">
        <text:list-item>
          <text:list>
            <text:list-item>
              <text:list>
                <text:list-item>
                  <text:h text:style-name="P41" text:outline-level="3">Package org.jppf.client.event</text:h>
                </text:list-item>
              </text:list>
            </text:list-item>
          </text:list>
        </text:list-item>
      </text:list>
      <text:p text:style-name="P25">Class SubmissionStatusEvent:</text:p>
      <text:list xml:id="list224024669166950" text:continue-list="list224024668179806" text:style-name="List_20_1">
        <text:list-item>
          <text:p text:style-name="P32">the class was renamed to JobStatusEvent</text:p>
        </text:list-item>
        <text:list-item>
          <text:p text:style-name="P32">the method <text:span text:style-name="Code_20_char">getStatus()</text:span> now returns an org.jppf.client.JobStatus enum value</text:p>
        </text:list-item>
        <text:list-item>
          <text:p text:style-name="P32">the method <text:span text:style-name="Code_20_char">getSubmissionId()</text:span> was renamed to <text:span text:style-name="Code_20_char">getJobUuid()</text:span></text:p>
        </text:list-item>
      </text:list>
      <text:p text:style-name="P25"/>
      <text:p text:style-name="P25">Class SubmissionStatusListener:</text:p>
      <text:list xml:id="list224024671165095" text:continue-numbering="true" text:style-name="List_20_1">
        <text:list-item>
          <text:p text:style-name="P32">the class was renamed to JobStatusListener</text:p>
        </text:list-item>
        <text:list-item>
          <text:p text:style-name="P33">the method <text:span text:style-name="Code_20_char"><text:span text:style-name="T15">s</text:span></text:span><text:span text:style-name="Code_20_char">ubmissionStatusChanged(SubmissionStatusEvent)</text:span> was refactored into <text:span text:style-name="Code_20_char"><text:span text:style-name="T15"><text:s/>j</text:span></text:span><text:span text:style-name="Code_20_char">obStatusChanged(</text:span><text:span text:style-name="Code_20_char"><text:span text:style-name="T15">J</text:span></text:span><text:span text:style-name="Code_20_char">obStatusEvent)</text:span></text:p>
        </text:list-item>
      </text:list>
      <text:list xml:id="list224024671179318" text:continue-list="list224024669181191" text:style-name="Outline">
        <text:list-item>
          <text:list>
            <text:list-item>
              <text:list>
                <text:list-item>
                  <text:h text:style-name="P41" text:outline-level="3">Package org.jppf.jca.cci</text:h>
                </text:list-item>
              </text:list>
            </text:list-item>
          </text:list>
        </text:list-item>
      </text:list>
      <text:p text:style-name="P26">Interface JPPFConnection:</text:p>
      <text:list xml:id="list224024672174592" text:continue-list="list224024671165095" text:style-name="List_20_1">
        <text:list-item>
          <text:p text:style-name="P34"><text:span text:style-name="Code_20_char">submit(JPPFJob job, SubmissionStatusListener)</text:span> was refactored into <text:span text:style-name="Code_20_char">submit(JPPFJob, JobStatusListener)</text:span></text:p>
        </text:list-item>
        <text:list-item>
          <text:p text:style-name="P34"><text:span text:style-name="Code_20_char">addSubmissionStatusListener(String, SubmissionStatusListener)</text:span> was refactored into <text:span text:style-name="Code_20_char">addJobStatusListener(String, JobStatusListener)</text:span></text:p>
        </text:list-item>
        <text:list-item>
          <text:p text:style-name="P34"><text:span text:style-name="Code_20_char">removeSubmissionStatusListener(String, SubmissionStatusListener)</text:span> was refactored into <text:span text:style-name="Code_20_char">removeJobStatusListener(String, JobStatusListener)</text:span></text:p>
        </text:list-item>
        <text:list-item>
          <text:p text:style-name="P34"><text:span text:style-name="Code_20_char">SubmissionStatus getSubmissionStatus(String)</text:span> was refactored into <text:span text:style-name="Code_20_char">JobStatus getJobStatus(String)</text:span></text:p>
        </text:list-item>
        <text:list-item>
          <text:p text:style-name="P34"><text:span text:style-name="Code_20_char">getAllSubmissionIds()</text:span> was renamed to <text:span text:style-name="Code_20_char">getAllJobIds()</text:span></text:p>
        </text:list-item>
      </text:list>
      <text:p text:style-name="P26"/>
      <text:p text:style-name="P25"/>
      <text:list xml:id="list224024673161707" text:continue-list="list224024671179318" text:style-name="Outline">
        <text:list-item>
          <text:list>
            <text:list-item>
              <text:h text:style-name="P36"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224024674168708"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www.jppf.org/api/index.html?org/jppf/server/protocol/JPPFTask.html" text:style-name="Internet_20_link" text:visited-style-name="Visited_20_Internet_20_Link"><text:span text:style-name="T1">JPPFTask</text:span></text:a><text:span text:style-name="T1"> was, for all practical purposes, the base class for all tasks in JPPF. Version 4.0 introduces a more generic API, based on the </text:span><text:a xlink:type="simple" xlink:href="http://www.jppf.org/api/index.html?org/jppf/node/protocol/Task.html" text:style-name="Internet_20_link" text:visited-style-name="Visited_20_Internet_20_Link"><text:span text:style-name="T1">Task&lt;T&gt;</text:span></text:a><text:span text:style-name="T1"> interface and its concrete implementation </text:span><text:a xlink:type="simple" xlink:href="http://www.jppf.org/api/index.html?org/jppf/node/protocol/AbstractTask.html" text:style-name="Internet_20_link" text:visited-style-name="Visited_20_Internet_20_Link"><text:span text:style-name="T1">AbstractTask&lt;T&gt;</text:span></text:a><text:span text:style-name="T1">, with </text:span><text:a xlink:type="simple" xlink:href="http://www.jppf.org/api/index.html?org/jppf/server/protocol/JPPFTask.html" text:style-name="Internet_20_link" text:visited-style-name="Visited_20_Internet_20_Link"><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api/index.html?org/jppf/node/protocol/Task.html" text:style-name="Internet_20_link" text:visited-style-name="Visited_20_Internet_20_Link"><text:span text:style-name="T2">Task&lt;T&gt;</text:span></text:a><text:span text:style-name="T2">, with JPPF providing a generic abstract implementation </text:span><text:a xlink:type="simple" xlink:href="http://www.jppf.org/api/index.html?org/jppf/node/protocol/AbstractTask.html" text:style-name="Internet_20_link" text:visited-style-name="Visited_20_Internet_20_Link"><text:span text:style-name="T2">AbstractTask&lt;T&gt;</text:span></text:a><text:span text:style-name="T2">, which implements all methods of the interface, except the </text:span><text:span text:style-name="Code_20_char"><text:span text:style-name="T2">run()</text:span></text:span><text:span text:style-name="T2"> method inherited from the </text:span><text:span text:style-name="Code_20_char"><text:span text:style-name="T2">Runnable</text:span></text:span><text:span text:style-name="T2"> interface. All JPPF 4.0 users are strongly encouraged to use </text:span><text:a xlink:type="simple" xlink:href="http://www.jppf.org/api/index.html?org/jppf/node/protocol/AbstractTask.html" text:style-name="Internet_20_link" text:visited-style-name="Visited_20_Internet_20_Link"><text:span text:style-name="T2">AbstractTask&lt;T&gt;</text:span></text:a><text:span text:style-name="T2">, for consistency with the framework.</text:span></text:p>
      <text:list xml:id="list224024676171616"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3">In </text:span><text:a xlink:type="simple" xlink:href="http://www.jppf.org/api/index.html?org/jppf/node/protocol/Task.html" text:style-name="Internet_20_link" text:visited-style-name="Visited_20_Internet_20_Link"><text:span text:style-name="T3">Task&lt;T&gt;</text:span></text:a><text:span text:style-name="T3">, the methods </text:span><text:span text:style-name="Code_20_char"><text:span text:style-name="T3">getException()</text:span></text:span><text:span text:style-name="T3"> and </text:span><text:span text:style-name="Code_20_char"><text:span text:style-name="T3">setException(Exception)</text:span></text:span><text:span text:style-name="T3"> were deprecated and are now replaced with the more generic </text:span><text:span text:style-name="Code_20_char"><text:span text:style-name="T3">getThrowable()</text:span></text:span><text:span text:style-name="T3"> and </text:span><text:span text:style-name="Code_20_char"><text:span text:style-name="T3">setThrowable(Throwable)</text:span></text:span><text:span text:style-name="T3"> respectively.</text:span></text:p>
      <text:p text:style-name="P16"/>
      <text:p text:style-name="P5"><text:span text:style-name="T3">Since these new methods may be inconsistent with </text:span><text:span text:style-name="Code_20_char"><text:span text:style-name="T3">catch(Some_Exception_Class) {}</text:span></text:span><text:span text:style-name="T3"> clauses in existing code, a utility class </text:span><text:a xlink:type="simple" xlink:href="http://www.jppf.org/api/index.html?org/jppf/utils/ExceptionUtils.html" text:style-name="Internet_20_link" text:visited-style-name="Visited_20_Internet_20_Link"><text:span text:style-name="T3">ExceptionUtils</text:span></text:a><text:span text:style-name="T3"> is provided, with helper methods to convert a generic </text:span><text:span text:style-name="Code_20_char"><text:span text:style-name="T3">Throwable</text:span></text:span><text:span text:style-name="T3"> into a more specfic exception type.</text:span></text:p>
      <text:p text:style-name="P17"/>
      <text:p text:style-name="P6"><text:span text:style-name="T4">A new method </text:span><text:span text:style-name="Code_20_char"><text:span text:style-name="T4">fireNotification(Object userObject, boolean sendViaJmx)</text:span></text:span><text:span text:style-name="T4"> was added, which allows the tasks to send notifications to local listeners ot remote listeners via JMX.</text:span></text:p>
      <text:list xml:id="list224024677156867"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P44" text:outline-level="4"><text:bookmark-start text:name="__RefHeading__26969_1969384661"/>Class JPPFClient<text:bookmark-end text:name="__RefHeading__26969_1969384661"/></text:h>
                    </text:list-item>
                  </text:list>
                </text:list-item>
              </text:list>
            </text:list-item>
          </text:list>
        </text:list-item>
      </text:list>
      <text:p text:style-name="P7"><text:span text:style-name="Code_20_char"><text:span text:style-name="T5">submit(JPPFJob)</text:span></text:span><text:span text:style-name="T5">, which returns a List&lt;JPPFTask&gt;, is deprecated and replaced with </text:span><text:span text:style-name="Code_20_char"><text:span text:style-name="T5">submitJob(JPPFJob)</text:span></text:span><text:span text:style-name="T5">, which returns a </text:span><text:span text:style-name="Code_20_char"><text:span text:style-name="T5">List&lt;Task&lt;?&gt;&gt;</text:span></text:span><text:span text:style-name="T5">.</text:span></text:p>
      <text:p text:style-name="P18"/>
      <text:p text:style-name="P7"><text:span text:style-name="Code_20_char"><text:span text:style-name="T5">reset()</text:span></text:span><text:span text:style-name="T5"> and </text:span><text:span text:style-name="Code_20_char"><text:span text:style-name="T5">reset(TypedProperties)</text:span></text:span><text:span text:style-name="T5"> methods have been added.</text:span></text:p>
      <text:list xml:id="list224024679169509" text:continue-numbering="true" text:style-name="Outline">
        <text:list-item>
          <text:list>
            <text:list-item>
              <text:list>
                <text:list-item>
                  <text:list>
                    <text:list-item>
                      <text:h text:style-name="P44" text:outline-level="4"><text:bookmark-start text:name="__RefHeading__26971_1969384661"/>Class AbstractJPPFClient<text:bookmark-end text:name="__RefHeading__26971_1969384661"/></text:h>
                    </text:list-item>
                  </text:list>
                </text:list-item>
              </text:list>
            </text:list-item>
          </text:list>
        </text:list-item>
      </text:list>
      <text:p text:style-name="P7"><text:span text:style-name="T5">As for </text:span><text:span text:style-name="Code_20_char"><text:span text:style-name="T5">JPPFClient</text:span></text:span><text:span text:style-name="T5">, the abstract definition of </text:span><text:span text:style-name="Code_20_char"><text:span text:style-name="T5">submit(JPPFJob)</text:span></text:span><text:span text:style-name="T5"> is deprecated and replaced with the method </text:span><text:span text:style-name="Code_20_char"><text:span text:style-name="T5">submitJob(JPPFJob)</text:span></text:span><text:span text:style-name="T5">,</text:span></text:p>
      <text:list xml:id="list224024679162443" text:continue-numbering="true" text:style-name="Outline">
        <text:list-item>
          <text:list>
            <text:list-item>
              <text:list>
                <text:list-item>
                  <text:list>
                    <text:list-item>
                      <text:h text:style-name="P44" text:outline-level="4"><text:bookmark-start text:name="__RefHeading__26973_1969384661"/>Class JPPFJob<text:bookmark-end text:name="__RefHeading__26973_1969384661"/></text:h>
                    </text:list-item>
                  </text:list>
                </text:list-item>
              </text:list>
            </text:list-item>
          </text:list>
        </text:list-item>
      </text:list>
      <text:p text:style-name="P7"><text:span text:style-name="Code_20_char"><text:span text:style-name="T5">addTask(Object, Object...)</text:span></text:span><text:span text:style-name="T5"> and </text:span><text:span text:style-name="Code_20_char"><text:span text:style-name="T5">addTask(String, Object, Object...)</text:span></text:span><text:span text:style-name="T5">, which return a </text:span><text:span text:style-name="Code_20_char"><text:span text:style-name="T5">JPPFTask</text:span></text:span><text:span text:style-name="T5">, are deprecated and replaced with </text:span><text:span text:style-name="Code_20_char"><text:span text:style-name="T5">add(Object, Object...)</text:span></text:span><text:span text:style-name="T5"> and </text:span><text:span text:style-name="Code_20_char"><text:span text:style-name="T5">add(String, Object, Object...)</text:span></text:span><text:span text:style-name="T5"> respectively, which return a </text:span><text:span text:style-name="Code_20_char"><text:span text:style-name="T5">Task&lt;?&gt;</text:span></text:span><text:span text:style-name="T5">.</text:span></text:p>
      <text:list xml:id="list224024680168227" text:continue-numbering="true" text:style-name="Outline">
        <text:list-item>
          <text:list>
            <text:list-item>
              <text:list>
                <text:list-item>
                  <text:list>
                    <text:list-item>
                      <text:h text:style-name="P44" text:outline-level="4"><text:bookmark-start text:name="__RefHeading__26975_1969384661"/>Class JPPFResultCollector<text:bookmark-end text:name="__RefHeading__26975_1969384661"/></text:h>
                    </text:list-item>
                  </text:list>
                </text:list-item>
              </text:list>
            </text:list-item>
          </text:list>
        </text:list-item>
      </text:list>
      <text:p text:style-name="P2"><text:span text:style-name="Code_20_char"><text:span text:style-name="T6">getResults()</text:span></text:span><text:span text:style-name="T6">, </text:span><text:span text:style-name="Code_20_char"><text:span text:style-name="T6">waitForResults()</text:span></text:span><text:span text:style-name="T6">, and </text:span><text:span text:style-name="Code_20_char"><text:span text:style-name="T6">waitForResults(long)</text:span></text:span><text:span text:style-name="T6">, which return a </text:span><text:span text:style-name="Code_20_char"><text:span text:style-name="T6">List&lt;JPPFTask&gt;</text:span></text:span><text:span text:style-name="T6">, have been <text:s/>deprecated and replaced with </text:span><text:span text:style-name="Code_20_char"><text:span text:style-name="T6">getAllResults()</text:span></text:span><text:span text:style-name="T6">, </text:span><text:span text:style-name="Code_20_char"><text:span text:style-name="T6">awaitResults()</text:span></text:span><text:span text:style-name="T6"> and </text:span><text:span text:style-name="Code_20_char"><text:span text:style-name="T6">awaitResults(long)</text:span></text:span><text:span text:style-name="T6"> respectively, which return a </text:span><text:span text:style-name="Code_20_char"><text:span text:style-name="T6">List&lt;Task&lt;?&gt;&gt;</text:span></text:span><text:span text:style-name="T6">.</text:span></text:p>
      <text:p text:style-name="P24"/>
      <text:list xml:id="list224024681178606" text:continue-numbering="true" text:style-name="Outline">
        <text:list-item>
          <text:list>
            <text:list-item>
              <text:list>
                <text:list-item>
                  <text:list>
                    <text:list-item>
                      <text:h text:style-name="P45" text:outline-level="4"><text:bookmark-start text:name="__RefHeading__26977_1969384661"/>Class JobResults<text:bookmark-end text:name="__RefHeading__26977_1969384661"/></text:h>
                    </text:list-item>
                  </text:list>
                </text:list-item>
              </text:list>
            </text:list-item>
          </text:list>
        </text:list-item>
      </text:list>
      <text:p text:style-name="P8"><text:span text:style-name="Code_20_char"><text:span text:style-name="T7">getAll() : Collection&lt;JPPFTask&gt;</text:span></text:span><text:span text:style-name="T7"> is replaced with </text:span><text:span text:style-name="Code_20_char"><text:span text:style-name="T7">getAllResults() : Collection&lt;Task&lt;?&gt;&gt;</text:span></text:span></text:p>
      <text:p text:style-name="P8"><text:span text:style-name="Code_20_char"><text:span text:style-name="T7">getResult(int) : JPPFTask</text:span></text:span><text:span text:style-name="T7"> is deprecated and replaced with </text:span><text:span text:style-name="Code_20_char"><text:span text:style-name="T7">getResultTask(int) : Task&lt;?&gt;</text:span></text:span></text:p>
      <text:p text:style-name="P8"><text:span text:style-name="Code_20_char"><text:span text:style-name="T7">putResults(List&lt;JPPFTask&gt;)</text:span></text:span><text:span text:style-name="T7"> is deprecated and replaced with </text:span><text:span text:style-name="Code_20_char"><text:span text:style-name="T7">addResults(List&lt;Task&lt;?&gt;&gt;)</text:span></text:span></text:p>
      <text:list xml:id="list224024682168969"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P44" text:outline-level="4"><text:bookmark-start text:name="__RefHeading__26981_1969384661"/>Class JobEvent<text:bookmark-end text:name="__RefHeading__26981_1969384661"/></text:h>
                    </text:list-item>
                  </text:list>
                </text:list-item>
              </text:list>
            </text:list-item>
          </text:list>
        </text:list-item>
      </text:list>
      <text:p text:style-name="P9"><text:span text:style-name="Code_20_char"><text:span text:style-name="T8">getTasks() : List&lt;JPPFTask&gt;</text:span></text:span><text:span text:style-name="T8"> is deprecated and replaced with </text:span><text:span text:style-name="Code_20_char"><text:span text:style-name="T8">getJobTasks() : List&lt;Task&lt;?&gt;&gt;</text:span></text:span><text:span text:style-name="T8">.</text:span></text:p>
      <text:list xml:id="list224024682163381" text:continue-numbering="true" text:style-name="Outline">
        <text:list-item>
          <text:list>
            <text:list-item>
              <text:list>
                <text:list-item>
                  <text:list>
                    <text:list-item>
                      <text:h text:style-name="P44" text:outline-level="4"><text:bookmark-start text:name="__RefHeading__26983_1969384661"/>Class TaskResultEvent<text:bookmark-end text:name="__RefHeading__26983_1969384661"/></text:h>
                    </text:list-item>
                  </text:list>
                </text:list-item>
              </text:list>
            </text:list-item>
          </text:list>
        </text:list-item>
      </text:list>
      <text:p text:style-name="P10"><text:span text:style-name="Code_20_char"><text:span text:style-name="T9">getTaskList() : List&lt;JPPFTask&gt;</text:span></text:span><text:span text:style-name="T9"> is deprecated and replaced with </text:span><text:span text:style-name="Code_20_char"><text:span text:style-name="T9">getTasks() : List&lt;Task&lt;?&gt;&gt;</text:span></text:span><text:span text:style-name="T9">.</text:span></text:p>
      <text:list xml:id="list224024683177257"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P44" text:outline-level="4"><text:bookmark-start text:name="__RefHeading__26987_1969384661"/>Class JobPersistence<text:bookmark-end text:name="__RefHeading__26987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224024683152150" text:continue-numbering="true" text:style-name="Outline">
        <text:list-item>
          <text:list>
            <text:list-item>
              <text:list>
                <text:list-item>
                  <text:list>
                    <text:list-item>
                      <text:h text:style-name="P44" text:outline-level="4"><text:bookmark-start text:name="__RefHeading__26989_1969384661"/>Class DefaultFilePersistenceManager<text:bookmark-end text:name="__RefHeading__26989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224024684170726"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
                    <text:list-item>
                      <text:h text:style-name="Heading_20_4" text:outline-level="4"><text:bookmark-start text:name="__RefHeading__26993_1969384661"/>JPPFTaskCallback<text:bookmark-end text:name="__RefHeading__26993_1969384661"/></text:h>
                    </text:list-item>
                  </text:list>
                </text:list-item>
              </text:list>
            </text:list-item>
          </text:list>
        </text:list-item>
      </text:list>
      <text:p text:style-name="P12"><text:span text:style-name="T11">The class </text:span><text:span text:style-name="Code_20_char"><text:span text:style-name="T11">JPPFTaskCallback</text:span></text:span><text:span text:style-name="T11"> has been genericized into </text:span><text:span text:style-name="Code_20_char"><text:span text:style-name="T11">JPPFTaskCallback&lt;T&gt;</text:span></text:span><text:span text:style-name="T11">.</text:span></text:p>
      <text:p text:style-name="P12"><text:span text:style-name="Code_20_char"><text:span text:style-name="T11">getTask() : JPPFTask</text:span></text:span><text:span text:style-name="T11"> was changed into </text:span><text:span text:style-name="Code_20_char"><text:span text:style-name="T11">getTask() : Task&lt;T&gt;</text:span></text:span><text:span text:style-name="T11">.</text:span></text:p>
      <text:list xml:id="list224024685159329"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P44" text:outline-level="4"><text:bookmark-start text:name="__RefHeading__26997_1969384661"/>Class ClientWithFailover<text:bookmark-end text:name="__RefHeading__26997_1969384661"/></text:h>
                    </text:list-item>
                  </text:list>
                </text:list-item>
              </text:list>
            </text:list-item>
          </text:list>
        </text:list-item>
      </text:list>
      <text:p text:style-name="P13"><text:span text:style-name="Code_20_char"><text:span text:style-name="T12">submit(JPPFJob): List&lt;JPPFTask&gt;</text:span></text:span><text:span text:style-name="T12"> is deprecated and replaced with </text:span><text:span text:style-name="Code_20_char"><text:span text:style-name="T12">submitJob(JPPFJob): List&lt;Task&lt;?&gt;&gt;</text:span></text:span><text:span text:style-name="T12">.</text:span></text:p>
      <text:list xml:id="list224024685159713"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P44" text:outline-level="4"><text:bookmark-start text:name="__RefHeading__27001_1969384661"/>Class CommandLineTask genericized<text:bookmark-end text:name="__RefHeading__27001_1969384661"/></text:h>
                    </text:list-item>
                  </text:list>
                </text:list-item>
              </text:list>
            </text:list-item>
          </text:list>
        </text:list-item>
      </text:list>
      <text:p text:style-name="P14"><text:span text:style-name="Code_20_char"><text:span text:style-name="T13">CommandLineTask</text:span></text:span><text:span text:style-name="T13"> is now defined as </text:span><text:span text:style-name="Code_20_char"><text:span text:style-name="T13">CommandLineTask&lt;T&gt; extends AbstractTask&lt;T&gt;</text:span></text:span><text:span text:style-name="T13">.</text:span></text:p>
      <text:list xml:id="list224024686175419"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3">The classes </text:span><text:span text:style-name="Code_20_char"><text:span text:style-name="T13">TaskExecutionListener</text:span></text:span><text:span text:style-name="T13"> and </text:span><text:span text:style-name="Code_20_char"><text:span text:style-name="T13">TaskExecutionEvent</text:span></text:span><text:span text:style-name="T13"> moved from package </text:span><text:span text:style-name="Code_20_char"><text:span text:style-name="T13">org.jppf.server.node</text:span></text:span><text:span text:style-name="T13">.</text:span></text:p>
      <text:list xml:id="list224024686151180" text:continue-numbering="true" text:style-name="Outline">
        <text:list-item>
          <text:list>
            <text:list-item>
              <text:list>
                <text:list-item>
                  <text:list>
                    <text:list-item>
                      <text:h text:style-name="P44" text:outline-level="4"><text:bookmark-start text:name="__RefHeading__27005_1969384661"/>Class TasKExecutionListener<text:bookmark-end text:name="__RefHeading__27005_1969384661"/></text:h>
                    </text:list-item>
                  </text:list>
                </text:list-item>
              </text:list>
            </text:list-item>
          </text:list>
        </text:list-item>
      </text:list>
      <text:p text:style-name="P14"><text:span text:style-name="T13">The method </text:span><text:span text:style-name="Code_20_char"><text:span text:style-name="T13">taskNotification(TaskExecutionEvent)</text:span></text:span><text:span text:style-name="T13"> has been added.</text:span></text:p>
      <text:list xml:id="list224024687180651"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3">The method </text:span><text:span text:style-name="Code_20_char"><text:span text:style-name="T13">getTask() : JPPFTask</text:span></text:span><text:span text:style-name="T13"> was changed into </text:span><text:span text:style-name="Code_20_char"><text:span text:style-name="T13">getTask() : Task&lt;?&gt;</text:span></text:span><text:span text:style-name="T13">.</text:span></text:p>
      <text:list xml:id="list224024687162184" text:continue-numbering="true" text:style-name="Outline">
        <text:list-item>
          <text:list>
            <text:list-item>
              <text:list>
                <text:list-item>
                  <text:h text:style-name="P42" text:outline-level="3"><text:bookmark-start text:name="__RefHeading__27009_1969384661"/>Package org.jppf.jca.cci (J2E connector)<text:bookmark-end text:name="__RefHeading__27009_1969384661"/></text:h>
                  <text:list>
                    <text:list-item>
                      <text:h text:style-name="P44" text:outline-level="4"><text:bookmark-start text:name="__RefHeading__27011_1969384661"/>Class JPPFConnection<text:bookmark-end text:name="__RefHeading__27011_1969384661"/></text:h>
                    </text:list-item>
                  </text:list>
                </text:list-item>
              </text:list>
            </text:list-item>
          </text:list>
        </text:list-item>
      </text:list>
      <text:p text:style-name="P15"><text:span text:style-name="Code_20_char"><text:span text:style-name="T14">getSubmissionResults(String): List&lt;JPPFTask&gt;</text:span></text:span><text:span text:style-name="T14"> and </text:span><text:span text:style-name="Code_20_char"><text:span text:style-name="T14">waitForResults(String): List&lt;JPPFTask&gt;</text:span></text:span><text:span text:style-name="T14"> have been deprecated and replaced with </text:span><text:span text:style-name="Code_20_char"><text:span text:style-name="T14">getResults(String): List&lt;Task&lt;?&gt;&gt;</text:span></text:span><text:span text:style-name="T14"> and </text:span><text:span text:style-name="Code_20_char"><text:span text:style-name="T14">awaitResults(String): List&lt;Task&lt;?&gt;&gt;</text:span></text:span><text:span text:style-name="T14"> respectively</text:span></text:p>
      <text:p text:style-name="P19"/>
      <text:p text:style-name="P15"><text:span text:style-name="T14">The method </text:span><text:span text:style-name="Code_20_char"><text:span text:style-name="T14">resetClient()</text:span></text:span><text:span text:style-name="T14">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59M</meta:editing-duration>
    <meta:editing-cycles>115</meta:editing-cycles>
    <meta:generator>LibreOffice/4.3.2.2$Windows_x86 LibreOffice_project/edfb5295ba211bd31ad47d0bad0118690f76407d</meta:generator>
    <meta:creation-date>2010-11-18T07:25:41.01</meta:creation-date>
    <dc:date>2015-02-09T22:40:24.545000000</dc:date>
    <meta:document-statistic meta:table-count="2" meta:image-count="0" meta:object-count="0" meta:page-count="4" meta:paragraph-count="126" meta:word-count="901" meta:character-count="8095" meta:non-whitespace-character-count="734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